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style="normal" style:text-underline-style="none" fo:font-weight="normal" officeooo:rsid="0021333a" officeooo:paragraph-rsid="0000d47d" fo:background-color="#ffffff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use-window-font-color="true" loext:opacity="0%" fo:font-style="normal" style:text-underline-style="none" fo:font-weight="normal" officeooo:rsid="00201c7a" officeooo:paragraph-rsid="0000d47d" fo:background-color="#ffffff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c9211e" loext:opacity="100%" fo:font-style="normal" style:text-underline-style="none" fo:font-weight="bold" officeooo:rsid="00201c7a" officeooo:paragraph-rsid="0000d47d" fo:background-color="#ffffff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c9211e" loext:opacity="100%" fo:font-style="normal" style:text-underline-style="none" fo:font-weight="bold" officeooo:rsid="00201c7a" officeooo:paragraph-rsid="0000d47d" fo:background-color="#ffffff" style:font-style-asian="normal" style:font-weight-asian="bold" style:font-style-complex="normal" style:font-weight-complex="bold"/>
    </style:style>
    <style:style style:name="T1" style:family="text">
      <style:text-properties fo:color="#c9211e" loext:opacity="100%" fo:font-weight="bold" fo:background-color="#ffff00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lication Station Accueil</text:p>
      <text:p text:style-name="P4"/>
      <text:list xml:id="list2523907189" text:style-name="L1">
        <text:list-item>
          <text:p text:style-name="P3">Affichage des images </text:p>
        </text:list-item>
      </text:list>
      <text:p text:style-name="P2">Pour que vous puissiez afficher les images dans <text:s/>l’application Station D’accueil, il suffit d’ajouter le document images qui se trouve dans Discord <text:s/>dans le build de l’application.</text:p>
      <text:p text:style-name="P2"/>
      <text:p text:style-name="P1">La BDD Mysql utilisée pour le projet est <text:span text:style-name="T1">StationAccuei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16:18:07.987000000</meta:creation-date>
    <dc:date>2021-06-04T16:18:48.636000000</dc:date>
    <meta:editing-duration>PT41S</meta:editing-duration>
    <meta:editing-cycles>1</meta:editing-cycles>
    <meta:document-statistic meta:table-count="0" meta:image-count="0" meta:object-count="0" meta:page-count="1" meta:paragraph-count="4" meta:word-count="43" meta:character-count="284" meta:non-whitespace-character-count="243"/>
    <meta:generator>LibreOffice/7.1.2.2$Windows_X86_64 LibreOffice_project/8a45595d069ef5570103caea1b71cc9d82b2aae4</meta:generator>
  </office:meta>
</office:document-meta>
</file>